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77cm" draw:marker-end-width="0.177cm" draw:fill="solid" draw:fill-color="#ccffff" draw:opacity="100%" draw:fill-image-width="1cm" draw:fill-image-height="1cm" draw:textarea-horizontal-align="center" draw:textarea-vertical-align="middle" draw:shadow-opacity="100%"/>
    </style:style>
    <style:style style:name="gr2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3" style:family="graphic" style:parent-style-name="standard">
      <style:graphic-properties svg:stroke-width="0.051cm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4" style:family="graphic" style:parent-style-name="standard">
      <style:graphic-properties svg:stroke-width="0.051cm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000000" draw:marker-start-width="0.177cm" draw:marker-end-width="0.177cm" draw:stroke-linejoin="none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7" style:family="graphic" style:parent-style-name="standard">
      <style:graphic-properties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fo:padding-top="0.026cm" fo:padding-bottom="0.026cm" fo:padding-left="0.026cm" fo:padding-right="0.026cm" draw:shadow-opacity="100%"/>
    </style:style>
    <style:style style:name="gr8" style:family="graphic" style:parent-style-name="standard">
      <style:graphic-properties svg:stroke-width="0.051cm" svg:stroke-color="#ff0000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9" style:family="graphic" style:parent-style-name="standard">
      <style:graphic-properties svg:stroke-width="0.051cm" svg:stroke-color="#000000" draw:marker-start-width="0.177cm" draw:marker-end-width="0.177cm" draw:fill="solid" draw:fill-color="#d1ffd1" draw:opacity="100%" draw:fill-image-width="1cm" draw:fill-image-height="1cm" draw:textarea-horizontal-align="center" draw:textarea-vertical-align="middle" fo:padding-top="0.026cm" fo:padding-bottom="0.026cm" fo:padding-left="0.026cm" fo:padding-right="0.026cm" draw:shadow-opacity="100%"/>
    </style:style>
    <style:style style:name="gr10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ff0000" draw:marker-start-width="0.177cm" draw:marker-end="Arrowheads_20_18" draw:marker-end-width="0.177cm" draw:fill="solid" draw:fill-color="#ff0000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3" style:family="graphic" style:parent-style-name="standard">
      <style:graphic-properties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fo:padding-top="0.026cm" fo:padding-bottom="0.026cm" fo:padding-left="0.026cm" fo:padding-right="0.026cm" draw:shadow-offset-x="0.305cm" draw:shadow-offset-y="0.305cm" draw:shadow-opacity="100%"/>
    </style:style>
    <style:style style:name="P1" style:family="paragraph">
      <style:paragraph-properties text:enable-numbering="false" fo:margin-left="0cm" fo:margin-right="0cm" fo:text-align="center" fo:text-indent="0cm"/>
      <style:text-properties fo:font-family="'Avant Garde Gothic'" style:font-family-generic="roman" style:font-pitch="variable" fo:font-size="36pt" style:font-size-asian="24pt"/>
    </style:style>
    <style:style style:name="P2" style:family="paragraph">
      <style:paragraph-properties text:enable-numbering="false" fo:margin-left="0cm" fo:margin-right="0cm" fo:text-align="center" fo:text-indent="0cm"/>
    </style:style>
    <style:style style:name="P3" style:family="paragraph">
      <style:paragraph-properties fo:text-align="center"/>
      <style:text-properties fo:font-family="'Avant Garde Gothic'" style:font-family-generic="roman" style:font-pitch="variable" fo:font-size="36pt" style:font-size-asian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family="Arial" style:font-style-name="Standard" style:font-family-generic="swiss" style:font-pitch="variable" fo:font-size="12pt" style:font-size-asian="24pt"/>
    </style:style>
    <style:style style:name="T2" style:family="text">
      <style:text-properties fo:font-family="Arial" style:font-style-name="Standard" style:font-family-generic="swiss" style:font-pitch="variable" fo:font-size="12pt" fo:font-weight="bold" style:font-size-asian="24pt" style:font-weight-asian="bold" style:font-weight-complex="bold"/>
    </style:style>
    <style:style style:name="T3" style:family="text">
      <style:text-properties fo:font-family="Arial" style:font-style-name="Standard" style:font-family-generic="swiss" style:font-pitch="variable" fo:font-size="12pt" fo:font-weight="normal" style:font-size-asian="24pt" style:font-weight-asian="normal" style:font-weight-complex="normal"/>
    </style:style>
    <style:style style:name="T4" style:family="text">
      <style:text-properties fo:font-family="Arial" style:font-style-name="Standard" style:font-family-generic="swiss" style:font-pitch="variable" fo:font-size="12pt" fo:font-style="normal" style:text-underline-style="none" fo:font-weight="normal" style:font-size-asian="24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451cm" svg:height="27.748cm" svg:x="1.13cm" svg:y="1.13cm">
          <text:p/>
        </draw:rect>
        <draw:rect draw:style-name="gr2" draw:text-style-name="P1" xml:id="id1" draw:id="id1" draw:layer="layout" svg:width="4.459cm" svg:height="1.486cm" svg:x="1.626cm" svg:y="1.626cm" draw:corner-radius="0.4cm">
          <draw:glue-point draw:id="4" svg:x="-2.776cm" svg:y="5cm"/>
          <text:p text:style-name="P2"><text:span text:style-name="T1">xjvpp</text:span></text:p>
        </draw:rect>
        <draw:connector draw:style-name="gr3" draw:text-style-name="P3" draw:layer="layout" svg:x1="2.618cm" svg:y1="3.112cm" svg:x2="3.112cm" svg:y2="4.846cm" draw:start-shape="id1" draw:start-glue-point="4" draw:end-shape="id2" draw:end-glue-point="3" svg:d="m2618 3112v1734h494" svg:viewBox="0 0 495 1735">
          <text:p/>
        </draw:connector>
        <draw:rect draw:style-name="gr2" draw:text-style-name="P1" xml:id="id19" draw:id="id19" draw:layer="layout" svg:width="1.982cm" svg:height="1.487cm" svg:x="4.103cm" svg:y="20.95cm" draw:corner-radius="0.496cm">
          <text:p text:style-name="P2"><text:span text:style-name="T1">step 3</text:span></text:p>
        </draw:rect>
        <draw:connector draw:style-name="gr4" draw:text-style-name="P3" draw:layer="layout" draw:line-skew="-0.248cm 0.031cm" svg:x1="2.618cm" svg:y1="3.112cm" svg:x2="3.112cm" svg:y2="8.315cm" draw:start-shape="id1" draw:start-glue-point="4" draw:end-shape="id3" draw:end-glue-point="3" svg:d="m2618 3112v1982h-1v3221h495" svg:viewBox="0 0 496 5204">
          <text:p/>
        </draw:connector>
        <draw:custom-shape draw:style-name="gr5" draw:text-style-name="P4" draw:layer="layout" svg:width="18.83cm" svg:height="27.748cm" svg:x="1.13cm" svg:y="1.13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cm 0.031cm" svg:x1="2.618cm" svg:y1="3.112cm" svg:x2="3.112cm" svg:y2="25.657cm" draw:start-shape="id1" draw:start-glue-point="4" draw:end-shape="id4" draw:end-glue-point="3" svg:d="m2618 3112v10901h-1v11644h495" svg:viewBox="0 0 496 22546">
          <text:p/>
        </draw:connector>
        <draw:rect draw:style-name="gr6" draw:text-style-name="P1" xml:id="id2" draw:id="id2" draw:layer="layout" svg:width="2.973cm" svg:height="1.487cm" svg:x="3.112cm" svg:y="4.103cm" draw:corner-radius="0.496cm">
          <text:p text:style-name="P2"><text:span text:style-name="T1">Fortran</text:span></text:p>
          <text:p text:style-name="P5"><text:span text:style-name="T1">Compiler:</text:span></text:p>
          <text:p text:style-name="P5"><text:span text:style-name="T1">g95, lf95, ...</text:span></text:p>
        </draw:rect>
        <draw:rect draw:style-name="gr2" draw:text-style-name="P1" xml:id="id3" draw:id="id3" draw:layer="layout" svg:width="2.973cm" svg:height="1.486cm" svg:x="3.112cm" svg:y="7.572cm" draw:corner-radius="0.496cm">
          <text:p text:style-name="P2"><text:span text:style-name="T1">choose</text:span></text:p>
          <text:p text:style-name="P2"><text:span text:style-name="T1">input </text:span></text:p>
          <text:p text:style-name="P2"><text:span text:style-name="T1">directory</text:span></text:p>
        </draw:rect>
        <draw:rect draw:style-name="gr7" draw:text-style-name="P1" xml:id="id5" draw:id="id5" draw:layer="layout" svg:width="5.45cm" svg:height="1.486cm" svg:x="14.014cm" svg:y="2.122cm">
          <text:p text:style-name="P2"><text:span text:style-name="T1">auxiliary MESSy files:</text:span></text:p>
          <text:p text:style-name="P2"><text:span text:style-name="T2">messy_*.f90</text:span></text:p>
        </draw:rect>
        <draw:rect draw:style-name="gr2" draw:text-style-name="P1" xml:id="id13" draw:id="id13" draw:layer="layout" svg:width="2.478cm" svg:height="2.973cm" svg:x="16.986cm" svg:y="9.058cm">
          <text:p text:style-name="P2"><text:span text:style-name="T1">executable:</text:span></text:p>
          <text:p text:style-name="P2"><text:span text:style-name="T2">jvpp.exe</text:span></text:p>
        </draw:rect>
        <draw:rect draw:style-name="gr7" draw:text-style-name="P1" xml:id="id10" draw:id="id10" draw:layer="layout" svg:width="3.964cm" svg:height="1.486cm" svg:x="7.076cm" svg:y="5.59cm">
          <text:p text:style-name="P2"><text:span text:style-name="T1">from MESSy-1.7:</text:span></text:p>
          <text:p text:style-name="P2"><text:span text:style-name="T2">dat_m17/</text:span></text:p>
        </draw:rect>
        <draw:rect draw:style-name="gr2" draw:text-style-name="P1" xml:id="id11" draw:id="id11" draw:layer="layout" svg:width="2.478cm" svg:height="2.973cm" svg:x="7.076cm" svg:y="9.058cm">
          <text:p text:style-name="P2"><text:span text:style-name="T1">namelist</text:span></text:p>
          <text:p text:style-name="P2"><text:span text:style-name="T1">file</text:span></text:p>
          <text:p text:style-name="P2"><text:span text:style-name="T1">defines</text:span></text:p>
          <text:p text:style-name="P2"><text:span text:style-name="T1">[inputdir]:</text:span></text:p>
          <text:p text:style-name="P2"><text:span text:style-name="T2">jvpp.nml</text:span></text:p>
        </draw:rect>
        <draw:connector draw:style-name="gr8" draw:text-style-name="P3" draw:layer="layout" draw:line-skew="-0.013cm" svg:x1="16.739cm" svg:y1="3.608cm" svg:x2="18.225cm" svg:y2="4.599cm" draw:start-shape="id5" draw:start-glue-point="2" draw:end-shape="id6" draw:end-glue-point="4" svg:d="m16739 3608v495h1486v496" svg:viewBox="0 0 1487 992">
          <text:p/>
        </draw:connector>
        <draw:connector draw:style-name="gr8" draw:text-style-name="P3" draw:layer="layout" draw:line-skew="-0.03cm 0cm 0.005cm" svg:x1="10.297cm" svg:y1="3.607cm" svg:x2="18.225cm" svg:y2="4.599cm" draw:start-shape="id7" draw:start-glue-point="2" draw:end-shape="id6" draw:end-glue-point="4" svg:d="m10297 3607v496h5464v0h2464v496" svg:viewBox="0 0 7929 993">
          <text:p/>
        </draw:connector>
        <draw:connector draw:style-name="gr8" draw:text-style-name="P3" draw:layer="layout" draw:line-skew="-0.03cm 0cm 0.006cm" svg:x1="13.518cm" svg:y1="7.076cm" svg:x2="8.315cm" svg:y2="8.067cm" draw:start-shape="id8" draw:start-glue-point="2" draw:end-shape="id9" draw:end-glue-point="4" svg:d="m13518 7076v496h-3480v0h-1723v495" svg:viewBox="0 0 5204 992">
          <text:p/>
        </draw:connector>
        <draw:connector draw:style-name="gr8" draw:text-style-name="P3" draw:layer="layout" draw:line-skew="-0.012cm" svg:x1="9.058cm" svg:y1="7.076cm" svg:x2="8.315cm" svg:y2="8.067cm" draw:start-shape="id10" draw:start-glue-point="2" draw:end-shape="id9" draw:end-glue-point="4" svg:d="m9058 7076v496h-743v495" svg:viewBox="0 0 744 992">
          <text:p/>
        </draw:connector>
        <draw:connector draw:style-name="gr8" draw:text-style-name="P3" draw:layer="layout" draw:line-skew="-0.03cm -0.03cm" svg:x1="8.315cm" svg:y1="12.031cm" svg:x2="13.27cm" svg:y2="13.023cm" draw:start-shape="id11" draw:start-glue-point="2" draw:end-shape="id12" draw:end-glue-point="4" svg:d="m8315 12031v496h2956v-5h1999v501" svg:viewBox="0 0 4956 993">
          <text:p/>
        </draw:connector>
        <draw:connector draw:style-name="gr8" draw:text-style-name="P3" draw:layer="layout" draw:line-skew="-0.03cm 0cm 0.005cm" svg:x1="18.225cm" svg:y1="12.031cm" svg:x2="13.27cm" svg:y2="13.023cm" draw:start-shape="id13" draw:start-glue-point="2" draw:end-shape="id12" draw:end-glue-point="4" svg:d="m18225 12031v496h-2985v0h-1970v496" svg:viewBox="0 0 4956 993">
          <text:p/>
        </draw:connector>
        <draw:rect draw:style-name="gr7" draw:text-style-name="P1" xml:id="id25" draw:id="id25" draw:layer="layout" svg:width="4.459cm" svg:height="2.973cm" svg:x="15.004cm" svg:y="17.482cm">
          <text:p text:style-name="P2"><text:span text:style-name="T1">namelist files:</text:span></text:p>
          <text:p text:style-name="P5"><text:span text:style-name="T3">[inputdir]</text:span><text:span text:style-name="T2">/spectra/</text:span></text:p>
          <text:p text:style-name="P2"><text:span text:style-name="T3">[spc]</text:span><text:span text:style-name="T2">.nml</text:span></text:p>
        </draw:rect>
        <draw:rect draw:style-name="gr7" draw:text-style-name="P1" xml:id="id23" draw:id="id23" draw:layer="layout" svg:width="6.442cm" svg:height="2.973cm" svg:x="10.049cm" svg:y="9.058cm">
          <text:p text:style-name="P2"><text:span text:style-name="T1">spectral information,</text:span></text:p>
          <text:p text:style-name="P2"><text:span text:style-name="T1">arbitrary wavelengths:</text:span></text:p>
          <text:p text:style-name="P5"><text:span text:style-name="T3">[inputdir]</text:span><text:span text:style-name="T2">/spectra/</text:span></text:p>
          <text:p text:style-name="P2"><text:span text:style-name="T4">[spc]</text:span><text:span text:style-name="T2">.sig, </text:span><text:span text:style-name="T4">[spc]</text:span><text:span text:style-name="T2">.s2t, </text:span><text:span text:style-name="T4">[spc]</text:span><text:span text:style-name="T2">.s3t,</text:span></text:p>
          <text:p text:style-name="P2"><text:span text:style-name="T4">[spc]</text:span><text:span text:style-name="T2">.phi, </text:span></text:p>
          <text:p text:style-name="P2"><text:span text:style-name="T4">[spc]</text:span><text:span text:style-name="T2">.tc1, </text:span><text:span text:style-name="T4">[spc]</text:span><text:span text:style-name="T2">.tc2, </text:span><text:span text:style-name="T4">[spc]</text:span><text:span text:style-name="T2">.tc3</text:span></text:p>
        </draw:rect>
        <draw:rect draw:style-name="gr9" draw:text-style-name="P1" xml:id="id28" draw:id="id28" draw:layer="layout" svg:width="12.387cm" svg:height="1.981cm" svg:x="7.077cm" svg:y="26.402cm">
          <text:p text:style-name="P2"><text:span text:style-name="T1">model output:</text:span></text:p>
          <text:p text:style-name="P2"><text:span text:style-name="T2">messy_jval_jvpp.inc</text:span><text:span text:style-name="T3">, </text:span><text:span text:style-name="T2">*.log</text:span></text:p>
        </draw:rect>
        <draw:connector draw:style-name="gr4" draw:text-style-name="P3" draw:layer="layout" svg:x1="6.085cm" svg:y1="4.846cm" svg:x2="17.977cm" svg:y2="4.846cm" draw:start-shape="id2" draw:start-glue-point="1" draw:end-shape="id6" draw:end-glue-point="6" svg:d="m6085 4846h11892" svg:viewBox="0 0 11893 1">
          <text:p/>
        </draw:connector>
        <draw:custom-shape draw:style-name="gr10" draw:text-style-name="P4" xml:id="id6" draw:id="id6" draw:layer="layout" svg:width="0.496cm" svg:height="0.495cm" svg:x="17.977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8.225cm" svg:y1="5.094cm" svg:x2="18.225cm" svg:y2="9.058cm" draw:start-shape="id6" draw:start-glue-point="8" draw:end-shape="id13" draw:end-glue-point="0" svg:d="m18225 5094v3964" svg:viewBox="0 0 1 3965">
          <text:p/>
        </draw:connector>
        <draw:custom-shape draw:style-name="gr10" draw:text-style-name="P4" xml:id="id9" draw:id="id9" draw:layer="layout" svg:width="0.496cm" svg:height="0.495cm" svg:x="8.067cm" svg:y="8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8.315cm" svg:y1="8.562cm" svg:x2="8.315cm" svg:y2="9.058cm" draw:start-shape="id9" draw:start-glue-point="8" draw:end-shape="id11" draw:end-glue-point="0" svg:d="m8315 8562v496" svg:viewBox="0 0 1 497">
          <text:p/>
        </draw:connector>
        <draw:connector draw:style-name="gr4" draw:text-style-name="P3" draw:layer="layout" svg:x1="6.085cm" svg:y1="8.315cm" svg:x2="8.067cm" svg:y2="8.314cm" draw:start-shape="id3" draw:start-glue-point="1" draw:end-shape="id9" draw:end-glue-point="6" svg:d="m6085 8315h1004v-1h978" svg:viewBox="0 0 1983 2">
          <text:p/>
        </draw:connector>
        <draw:custom-shape draw:style-name="gr10" draw:text-style-name="P4" xml:id="id12" draw:id="id12" draw:layer="layout" svg:width="0.496cm" svg:height="0.495cm" svg:x="13.022cm" svg:y="13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.085cm" svg:y1="13.27cm" svg:x2="13.022cm" svg:y2="13.27cm" draw:start-shape="id14" draw:start-glue-point="1" draw:end-shape="id12" draw:end-glue-point="6" svg:d="m6085 13270h6937" svg:viewBox="0 0 6938 1">
          <text:p/>
        </draw:connector>
        <draw:connector draw:style-name="gr8" draw:text-style-name="P3" draw:layer="layout" svg:x1="13.27cm" svg:y1="13.518cm" svg:x2="13.27cm" svg:y2="14.014cm" draw:start-shape="id12" draw:start-glue-point="8" draw:end-shape="id15" draw:end-glue-point="0" svg:d="m13270 13518v496" svg:viewBox="0 0 1 497">
          <text:p/>
        </draw:connector>
        <draw:custom-shape draw:style-name="gr11" draw:text-style-name="P4" xml:id="id16" draw:id="id16" draw:layer="layout" svg:width="0.496cm" svg:height="0.495cm" svg:x="10.544cm" svg:y="2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0.792cm" svg:y1="21.941cm" svg:x2="10.792cm" svg:y2="22.437cm" draw:start-shape="id16" draw:start-glue-point="8" draw:end-shape="id17" draw:end-glue-point="0" svg:d="m10792 21941v496" svg:viewBox="0 0 1 497">
          <text:p/>
        </draw:connector>
        <draw:connector draw:style-name="gr12" draw:text-style-name="P3" draw:layer="layout" svg:x1="10.792cm" svg:y1="20.455cm" svg:x2="10.792cm" svg:y2="21.446cm" draw:start-shape="id18" draw:start-glue-point="2" draw:end-shape="id16" draw:end-glue-point="4" svg:d="m10792 20455v991" svg:viewBox="0 0 1 992">
          <text:p/>
        </draw:connector>
        <draw:connector draw:style-name="gr4" draw:text-style-name="P3" draw:layer="layout" svg:x1="6.085cm" svg:y1="21.693cm" svg:x2="10.544cm" svg:y2="21.693cm" draw:start-shape="id19" draw:start-glue-point="1" draw:end-shape="id16" draw:end-glue-point="6" svg:d="m6085 21693h4459" svg:viewBox="0 0 4460 1">
          <text:p/>
        </draw:connector>
        <draw:rect draw:style-name="gr13" draw:text-style-name="P1" xml:id="id7" draw:id="id7" draw:layer="layout" svg:width="6.442cm" svg:height="1.486cm" svg:x="7.076cm" svg:y="2.121cm">
          <text:p text:style-name="P2"><text:span text:style-name="T1">main JVPP Fortran files:</text:span></text:p>
          <text:p text:style-name="P2"><text:span text:style-name="T2">jvpp*.f90</text:span></text:p>
        </draw:rect>
        <draw:rect draw:style-name="gr7" draw:text-style-name="P1" xml:id="id8" draw:id="id8" draw:layer="layout" svg:width="3.964cm" svg:height="1.486cm" svg:x="11.536cm" svg:y="5.59cm">
          <text:p text:style-name="P2"><text:span text:style-name="T1">recent literature:</text:span></text:p>
          <text:p text:style-name="P2"><text:span text:style-name="T2">dat_lit/</text:span></text:p>
        </draw:rect>
        <draw:rect draw:style-name="gr2" draw:text-style-name="P1" xml:id="id22" draw:id="id22" draw:layer="layout" svg:width="1.982cm" svg:height="1.487cm" svg:x="4.103cm" svg:y="15.995cm" draw:corner-radius="0.496cm">
          <text:p text:style-name="P2"><text:span text:style-name="T1">step 2</text:span></text:p>
        </draw:rect>
        <draw:rect draw:style-name="gr2" draw:text-style-name="P1" xml:id="id20" draw:id="id20" draw:layer="layout" svg:width="2.973cm" svg:height="1.487cm" svg:x="3.112cm" svg:y="10.545cm" draw:corner-radius="0.496cm">
          <draw:glue-point draw:id="4" svg:x="-3.329cm" svg:y="5.003cm"/>
          <text:p text:style-name="P2"><text:span text:style-name="T1">execute</text:span></text:p>
          <text:p text:style-name="P2"><text:span text:style-name="T1">the model</text:span></text:p>
        </draw:rect>
        <draw:connector draw:style-name="gr3" draw:text-style-name="P3" draw:layer="layout" draw:line-skew="0cm 0.031cm" svg:x1="2.618cm" svg:y1="3.112cm" svg:x2="3.112cm" svg:y2="11.288cm" draw:start-shape="id1" draw:start-glue-point="4" draw:end-shape="id20" draw:end-glue-point="3" svg:d="m2618 3112v3717h-1v4459h495" svg:viewBox="0 0 496 8177">
          <text:p/>
        </draw:connector>
        <draw:connector draw:style-name="gr3" draw:text-style-name="P3" draw:layer="layout" draw:line-skew="0.526cm" svg:x1="3.608cm" svg:y1="16.243cm" svg:x2="4.103cm" svg:y2="16.738cm" draw:start-shape="id21" draw:start-glue-point="2" draw:end-shape="id22" draw:end-glue-point="3" svg:d="m3608 16243v0 495h495" svg:viewBox="0 0 496 496">
          <text:p/>
        </draw:connector>
        <draw:rect draw:style-name="gr2" draw:text-style-name="P1" xml:id="id14" draw:id="id14" draw:layer="layout" svg:width="1.982cm" svg:height="1.487cm" svg:x="4.103cm" svg:y="12.527cm" draw:corner-radius="0.496cm">
          <text:p text:style-name="P2"><text:span text:style-name="T1">step 1</text:span></text:p>
        </draw:rect>
        <draw:connector draw:style-name="gr3" draw:text-style-name="P3" draw:layer="layout" svg:x1="3.609cm" svg:y1="12.031cm" svg:x2="4.103cm" svg:y2="13.27cm" draw:start-shape="id20" draw:start-glue-point="4" draw:end-shape="id14" draw:end-glue-point="3" svg:d="m3609 12031v1239h494" svg:viewBox="0 0 495 1240">
          <text:p/>
        </draw:connector>
        <draw:connector draw:style-name="gr3" draw:text-style-name="P3" xml:id="id21" draw:id="id21" draw:layer="layout" draw:line-skew="-0.248cm 0.031cm" svg:x1="3.609cm" svg:y1="12.031cm" svg:x2="4.103cm" svg:y2="21.693cm" draw:start-shape="id20" draw:start-glue-point="4" draw:end-shape="id19" draw:end-glue-point="3" svg:d="m3609 12031v4212h-1v5450h495" svg:viewBox="0 0 496 9663">
          <text:p/>
        </draw:connector>
        <draw:rect draw:style-name="gr2" draw:text-style-name="P1" xml:id="id15" draw:id="id15" draw:layer="layout" svg:width="12.388cm" svg:height="1.486cm" svg:x="7.076cm" svg:y="14.014cm">
          <text:p text:style-name="P2"><text:span text:style-name="T1">spectral information, fixed wavelength grid:</text:span></text:p>
          <text:p text:style-name="P2"><text:span text:style-name="T2">workdir_176/</text:span><text:span text:style-name="T3">[spc]</text:span><text:span text:style-name="T2">.*_176</text:span></text:p>
        </draw:rect>
        <draw:rect draw:style-name="gr2" draw:text-style-name="P1" xml:id="id18" draw:id="id18" draw:layer="layout" svg:width="7.432cm" svg:height="2.973cm" svg:x="7.076cm" svg:y="17.482cm">
          <text:p text:style-name="P2"><text:span text:style-name="T1">effective values:</text:span></text:p>
          <text:p text:style-name="P2"><text:span text:style-name="T2">workdir_eff/</text:span><text:span text:style-name="T3">[spc]</text:span><text:span text:style-name="T2">.ef</text:span><text:span text:style-name="T3">[1-8]</text:span></text:p>
          <text:p text:style-name="P2"><text:span text:style-name="T1">also temperature-dependent:</text:span></text:p>
          <text:p text:style-name="P2"><text:span text:style-name="T2">workdir_eff/</text:span><text:span text:style-name="T3">[spc]</text:span><text:span text:style-name="T2">.ef</text:span><text:span text:style-name="T3">[1-8]</text:span><text:span text:style-name="T2">_</text:span><text:span text:style-name="T3">[temp]</text:span><text:span text:style-name="T2">K</text:span></text:p>
        </draw:rect>
        <draw:rect draw:style-name="gr2" draw:text-style-name="P1" xml:id="id17" draw:id="id17" draw:layer="layout" svg:width="7.433cm" svg:height="1.982cm" svg:x="7.076cm" svg:y="22.437cm">
          <text:p text:style-name="P2"><text:span text:style-name="T1">Fortran subroutines for</text:span></text:p>
          <text:p text:style-name="P2"><text:span text:style-name="T1">JVAL code:</text:span></text:p>
          <text:p text:style-name="P2"><text:span text:style-name="T2">workdir_f90/jval_cal_</text:span><text:span text:style-name="T3">[spc]</text:span><text:span text:style-name="T2">.f90</text:span></text:p>
        </draw:rect>
        <draw:rect draw:style-name="gr7" draw:text-style-name="P1" xml:id="id27" draw:id="id27" draw:layer="layout" svg:width="4.459cm" svg:height="1.981cm" svg:x="15.004cm" svg:y="22.438cm">
          <text:p text:style-name="P2"><text:span text:style-name="T1">hardcoded files:</text:span></text:p>
          <text:p text:style-name="P2"><text:span text:style-name="T3">[inputdir]</text:span><text:span text:style-name="T2">/hardcoded/</text:span></text:p>
          <text:p text:style-name="P2"><text:span text:style-name="T2">jval_cal_</text:span><text:span text:style-name="T3">[spc]</text:span><text:span text:style-name="T2">.f90</text:span></text:p>
        </draw:rect>
        <draw:rect draw:style-name="gr2" draw:text-style-name="P1" xml:id="id4" draw:id="id4" draw:layer="layout" svg:width="2.973cm" svg:height="1.487cm" svg:x="3.112cm" svg:y="24.914cm" draw:corner-radius="0.496cm">
          <draw:glue-point draw:id="4" svg:x="-3.329cm" svg:y="5.003cm"/>
          <text:p text:style-name="P2"><text:span text:style-name="T1">combine</text:span></text:p>
          <text:p text:style-name="P2"><text:span text:style-name="T1">the results</text:span></text:p>
        </draw:rect>
        <draw:connector draw:style-name="gr8" draw:text-style-name="P3" draw:layer="layout" svg:x1="13.27cm" svg:y1="12.031cm" svg:x2="13.27cm" svg:y2="13.023cm" draw:start-shape="id23" draw:start-glue-point="2" draw:end-shape="id12" draw:end-glue-point="4" svg:d="m13270 12031v992" svg:viewBox="0 0 1 993">
          <text:p/>
        </draw:connector>
        <draw:connector draw:style-name="gr8" draw:text-style-name="P3" draw:layer="layout" svg:x1="13.27cm" svg:y1="15.5cm" svg:x2="10.793cm" svg:y2="16.491cm" draw:start-shape="id15" draw:start-glue-point="2" draw:end-shape="id24" draw:end-glue-point="4" svg:d="m13270 15500v508h-2477v483" svg:viewBox="0 0 2478 992">
          <text:p/>
        </draw:connector>
        <draw:custom-shape draw:style-name="gr10" draw:text-style-name="P4" xml:id="id24" draw:id="id24" draw:layer="layout" svg:width="0.496cm" svg:height="0.495cm" svg:x="10.545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.085cm" svg:y1="16.738cm" svg:x2="10.545cm" svg:y2="16.738cm" draw:start-shape="id22" draw:start-glue-point="1" draw:end-shape="id24" draw:end-glue-point="6" svg:d="m6085 16738h4460" svg:viewBox="0 0 4461 1">
          <text:p/>
        </draw:connector>
        <draw:connector draw:style-name="gr8" draw:text-style-name="P3" draw:layer="layout" svg:x1="10.793cm" svg:y1="16.986cm" svg:x2="10.792cm" svg:y2="17.482cm" draw:start-shape="id24" draw:start-glue-point="8" draw:end-shape="id18" draw:end-glue-point="0" svg:d="m10793 16986v235h-1v261" svg:viewBox="0 0 2 497">
          <text:p/>
        </draw:connector>
        <draw:connector draw:style-name="gr12" draw:text-style-name="P3" draw:layer="layout" draw:line-skew="-0.031cm -0.031cm 0.005cm" svg:x1="17.233cm" svg:y1="20.455cm" svg:x2="10.792cm" svg:y2="21.446cm" draw:start-shape="id25" draw:start-glue-point="2" draw:end-shape="id16" draw:end-glue-point="4" svg:d="m17233 20455v495h-4254v0h-2187v496" svg:viewBox="0 0 6442 992">
          <text:p/>
        </draw:connector>
        <draw:connector draw:style-name="gr4" draw:text-style-name="P3" draw:layer="layout" svg:x1="6.085cm" svg:y1="25.657cm" svg:x2="13.022cm" svg:y2="25.657cm" draw:start-shape="id4" draw:start-glue-point="1" draw:end-shape="id26" draw:end-glue-point="6" svg:d="m6085 25657h6937" svg:viewBox="0 0 6938 1">
          <text:p/>
        </draw:connector>
        <draw:custom-shape draw:style-name="gr11" draw:text-style-name="P4" xml:id="id26" draw:id="id26" draw:layer="layout" svg:width="0.496cm" svg:height="0.495cm" svg:x="13.022cm" svg:y="2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line-skew="-0.031cm 0.755cm 0.005cm" svg:x1="17.233cm" svg:y1="24.419cm" svg:x2="13.27cm" svg:y2="25.41cm" draw:start-shape="id27" draw:start-glue-point="2" draw:end-shape="id26" draw:end-glue-point="4" svg:d="m17233 24419v495h-2229v0h-1734v496" svg:viewBox="0 0 3964 992">
          <text:p/>
        </draw:connector>
        <draw:connector draw:style-name="gr12" draw:text-style-name="P3" draw:layer="layout" draw:line-skew="-0.013cm" svg:x1="10.792cm" svg:y1="24.419cm" svg:x2="13.27cm" svg:y2="25.41cm" draw:start-shape="id17" draw:start-glue-point="2" draw:end-shape="id26" draw:end-glue-point="4" svg:d="m10792 24419v495h2478v496" svg:viewBox="0 0 2479 992">
          <text:p/>
        </draw:connector>
        <draw:connector draw:style-name="gr12" draw:text-style-name="P3" draw:layer="layout" svg:x1="13.27cm" svg:y1="25.905cm" svg:x2="13.27cm" svg:y2="26.402cm" draw:start-shape="id26" draw:start-glue-point="8" draw:end-shape="id28" draw:end-glue-point="0" svg:d="m13270 25905v497" svg:viewBox="0 0 1 4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6" draw:display-name="Arrowheads 16" svg:viewBox="0 0 20 30" svg:d="m10 0-10 30h20z"/>
    <draw:marker draw:name="Arrowheads_20_18" draw:display-name="Arrowheads 18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meta:creation-date>2004-05-18T18:03:12</meta:creation-date>
    <dc:date>2014-01-14T14:20:44</dc:date>
    <meta:print-date>2004-06-30T13:50:47</meta:print-date>
    <meta:editing-cycles>162</meta:editing-cycles>
    <meta:editing-duration>PT9H4M30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